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bdd4" officeooo:paragraph-rsid="001bbdd4"/>
    </style:style>
    <style:style style:name="P2" style:family="paragraph" style:parent-style-name="Header">
      <style:text-properties officeooo:rsid="001bbdd4" officeooo:paragraph-rsid="001dbdcb"/>
    </style:style>
    <style:style style:name="T1" style:family="text">
      <style:text-properties officeooo:rsid="001dbdcb"/>
    </style:style>
    <style:style style:name="T2" style:family="text">
      <style:text-properties officeooo:rsid="001f1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$<text:span text:style-name="T1">{$content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bdd4" officeooo:paragraph-rsid="001bbdd4"/>
    </style:style>
    <style:style style:name="MP2" style:family="paragraph" style:parent-style-name="Header">
      <style:text-properties officeooo:rsid="001bbdd4" officeooo:paragraph-rsid="001dbdcb"/>
    </style:style>
    <style:style style:name="MT1" style:family="text">
      <style:text-properties officeooo:rsid="001dbdcb"/>
    </style:style>
    <style:style style:name="MT2" style:family="text">
      <style:text-properties officeooo:rsid="001f19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<text:span text:style-name="MT1">{$header}</text:span></text:p>
      </style:header>
      <style:footer>
        <text:p text:style-name="MP2">$<text:span text:style-name="MT1">{$</text:span><text:span text:style-name="MT2">footer</text:span><text:span text:style-name="MT1">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59:30.133000000</meta:creation-date>
    <dc:date>2025-03-23T11:07:15.624000000</dc:date>
    <meta:editing-duration>PT7M20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" meta:word-count="3" meta:character-count="31" meta:non-whitespace-character-count="31"/>
  </office:meta>
</office:document-meta>
</file>